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6b6f" officeooo:paragraph-rsid="000f6b6f"/>
    </style:style>
    <style:style style:name="P2" style:family="paragraph" style:parent-style-name="Standard">
      <style:text-properties officeooo:rsid="0010e7cb" officeooo:paragraph-rsid="0010e7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ueil : présentation de l'activité, 6 derniers articles sur 3 colonnes</text:p>
      <text:p text:style-name="P1">+ page détails : article complet et catégorie à droite</text:p>
      <text:p text:style-name="P1">Page contact</text:p>
      <text:p text:style-name="P1"/>
      <text:p text:style-name="P2">CSS Tricks</text:p>
      <text:p text:style-name="P2">Modern Business</text:p>
      <text:p text:style-name="P2">Smashing Magaz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15:09:22.145581711</meta:creation-date>
    <dc:date>2015-11-19T15:12:05.628245987</dc:date>
    <meta:editing-duration>PT2M44S</meta:editing-duration>
    <meta:editing-cycles>2</meta:editing-cycles>
    <meta:generator>LibreOffice/5.0.2.2$Linux_x86 LibreOffice_project/00m0$Build-2</meta:generator>
    <meta:document-statistic meta:table-count="0" meta:image-count="0" meta:object-count="0" meta:page-count="1" meta:paragraph-count="6" meta:word-count="29" meta:character-count="180" meta:non-whitespace-character-count="157"/>
  </office:meta>
</office:document-meta>
</file>